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Inconsolata, Courier, monospace"/>
    <style:font-face style:name="Lato" svg:font-family="Lato, sans-serif"/>
    <style:font-face style:name="Monaco" svg:font-family="Monaco, Menlo, Consolas, 'Courier New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text-properties fo:font-variant="normal" fo:text-transform="none" fo:color="#000000" style:font-name="Lato" fo:letter-spacing="normal" fo:font-style="normal" fo:font-weight="normal"/>
    </style:style>
    <style:style style:name="T1" style:family="text">
      <style:text-properties fo:font-variant="normal" fo:text-transform="none" fo:color="#292929" style:font-name="Consolas" fo:font-size="12.75pt" fo:letter-spacing="normal" fo:font-style="normal"/>
    </style:style>
    <style:style style:name="T2" style:family="text">
      <style:text-properties fo:font-variant="normal" fo:text-transform="none" fo:color="#292929" style:font-name="Consolas" fo:letter-spacing="normal" fo:font-style="normal" fo:background-color="#f8f8f8"/>
    </style:style>
    <style:style style:name="T3" style:family="text">
      <style:text-properties fo:font-variant="normal" fo:text-transform="none" fo:color="#333333" style:font-name="Monaco" fo:font-size="10.5pt" fo:letter-spacing="normal" fo:font-style="normal" fo:background-color="transparent"/>
    </style:style>
    <style:style style:name="T4" style:family="text">
      <style:text-properties fo:font-variant="normal" fo:text-transform="none" fo:color="#333333" style:font-name="Monaco" fo:font-size="10.5pt" fo:letter-spacing="normal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F</text:p>
      <text:p text:style-name="P2">Set host name for server, workstation and node</text:p>
      <text:p text:style-name="P2">Create hostname entries in /etc/hosts file of server,node and workstation</text:p>
      <text:p text:style-name="P2">Install chef (test)</text:p>
      <text:p text:style-name="P2"><text:a xlink:type="simple" xlink:href="http://whatizee.blogspot.in/2016/06/standalone-chef-server-workstation.html" text:style-name="Internet_20_link" text:visited-style-name="Visited_20_Internet_20_Link">http://whatizee.blogspot.in/2016/06/standalone-chef-server-workstation.html</text:a></text:p>
      <text:p text:style-name="P2"/>
      <text:p text:style-name="P2">Create user:</text:p>
      <text:p text:style-name="P2">Command:</text:p>
      <text:p text:style-name="P2"><text:span text:style-name="T1">chef-server-ctl user-create USER_NAME FIRST_NAME LAST_NAME EMAIL 'PASSWORD' --filename PATH_TO_FILE_NAME</text:span> </text:p>
      <text:p text:style-name="P2"/>
      <text:p text:style-name="P2">chef-server-ctl user-create ajay ajay m ajay@gmail.com 'ajay@123' --filename /etc/chef/ajay.pem</text:p>
      <text:p text:style-name="P2"/>
      <text:p text:style-name="P2"/>
      <text:p text:style-name="P2">Create Organization:</text:p>
      <text:p text:style-name="P5"><text:span text:style-name="Source_20_Text"><text:span text:style-name="T2">chef-server-ctl org-create short_name 'full_organization_name' --association_user user_name --filename ORGANIZATION-validator.pem </text:span></text:span></text:p>
      <text:p text:style-name="Text_20_body"><text:line-break/></text:p>
      <text:p text:style-name="Text_20_body">chef-server-ctl org-create afor 'Afor' --association_user ajay --filename /etc/chef/ajay-validator.pem</text:p>
      <text:p text:style-name="Text_20_body"/>
      <text:p text:style-name="Text_20_body">Chef Workstation:</text:p>
      <text:p text:style-name="Text_20_body">Install chef Workstation:</text:p>
      <text:p text:style-name="Text_20_body"><text:a xlink:type="simple" xlink:href="https://linode.com/docs/applications/configuration-management/install-a-chef-server-workstation-on-ubuntu-14-04/" text:style-name="Internet_20_link" text:visited-style-name="Visited_20_Internet_20_Link">https://linode.com/docs/applications/configuration-management/install-a-chef-server-workstation-on-ubuntu-14-04/</text:a></text:p>
      <text:p text:style-name="P7"><text:bookmark text:name="generate-knife-rb"/></text:p>
      <text:p text:style-name="P2">Generate Knife.rb:</text:p>
      <text:p text:style-name="P3">log_level <text:s text:c="15"/>:info</text:p>
      <text:p text:style-name="P3">log_location <text:s text:c="12"/>STDOUT</text:p>
      <text:p text:style-name="P3">node_name <text:s text:c="15"/>'ajay'</text:p>
      <text:p text:style-name="P3">client_key <text:s text:c="14"/>'~/chef-repo/.chef/ajay.pem'</text:p>
      <text:p text:style-name="P3">validation_client_name <text:s text:c="2"/>'ajay-validator'</text:p>
      <text:p text:style-name="P3">validation_key <text:s text:c="10"/>'~/chef-repo/.chef/ajay-validator.pem'</text:p>
      <text:p text:style-name="P3">chef_server_url <text:s text:c="9"/>'https://chef-server/organizations/afor'</text:p>
      <text:p text:style-name="P3">syntax_check_cache_path <text:s/>'~/chef-repo/.chef/syntax_check_cache'</text:p>
      <text:p text:style-name="P3">cookbook_path [ '~/chef-repo/cookbooks' ]</text:p>
      <text:p text:style-name="P3"/>
      <text:p text:style-name="P4">Enter following command:</text:p>
      <text:p text:style-name="P6"><text:span text:style-name="Source_20_Text"><text:span text:style-name="T4">knife ssl fetch</text:span></text:span></text:p>
      <text:p text:style-name="P6"><text:span text:style-name="Source_20_Text"><text:span text:style-name="T4">knife client list</text:span></text:span></text:p>
      <text:p text:style-name="P4"/>
      <text:p text:style-name="P4">Bootstrap a node:</text:p>
      <text:p text:style-name="P4"/>
      <text:p text:style-name="P4">knife bootstrap &lt;ip&gt; -x &lt;username&gt; -P &lt;password&gt; -N &lt;node-name&gt;</text:p>
      <text:p text:style-name="P4"/>
      <text:p text:style-name="P4"><text:soft-page-break/>Confirm node is bootstrapped</text:p>
      <text:p text:style-name="P4">knife node list</text:p>
      <text:p text:style-name="P4"/>
      <text:p text:style-name="P4">Create sample cookbook:</text:p>
      <text:p text:style-name="P4"/>
      <text:p text:style-name="P3"># frozen_string_literal: true</text:p>
      <text:p text:style-name="P3"># This is a Chef recipe file. It can be used to specify resources which will</text:p>
      <text:p text:style-name="P3"># apply configuration to a server.</text:p>
      <text:p text:style-name="P3"/>
      <text:p text:style-name="P3">#log "Welcome to Chef, #{node['example']['name']}!" do</text:p>
      <text:p text:style-name="P3"># <text:s/>level :info</text:p>
      <text:p text:style-name="P3">#end</text:p>
      <text:p text:style-name="P3">execute 'yum -y update'</text:p>
      <text:p text:style-name="P3">#yum_package 'java'</text:p>
      <text:p text:style-name="P3">#execute 'java -version'</text:p>
      <text:p text:style-name="P3"/>
      <text:p text:style-name="P3"/>
      <text:p text:style-name="P3">#yum_package 'jenkins'</text:p>
      <text:p text:style-name="P3"/>
      <text:p text:style-name="P3"># For more information, see the documentation: https://docs.chef.io/recipes.html</text:p>
      <text:p text:style-name="P2"/>
      <text:p text:style-name="P2"/>
      <text:p text:style-name="P2">Add Node to runlist with recipe:</text:p>
      <text:p text:style-name="P5"><text:span text:style-name="Source_20_Text"><text:span text:style-name="T3">knife node run_list add &lt;nodename&gt; 'recipe[&lt;cookbokname&gt;]'</text:span></text:span></text:p>
      <text:p text:style-name="P5"><text:span text:style-name="Source_20_Text"><text:span text:style-name="T3"/></text:span></text:p>
      <text:p text:style-name="P5"><text:span text:style-name="Source_20_Text"><text:span text:style-name="T3"/></text:span></text:p>
      <text:p text:style-name="P2">Upload cookbook to server:</text:p>
      <text:p text:style-name="P2">knife upload cookbook &lt;cookbook name&gt;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Inconsolata, Courier, monospace"/>
    <style:font-face style:name="Lato" svg:font-family="Lato, sans-serif"/>
    <style:font-face style:name="Monaco" svg:font-family="Monaco, Menlo, Consolas, 'Courier New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2-20T15:10:42.86</meta:creation-date>
    <dc:date>2018-06-21T09:49:35.09</dc:date>
    <meta:editing-duration>PT1H29M38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2" meta:paragraph-count="49" meta:word-count="202" meta:character-count="2014"/>
  </office:meta>
</office:document-meta>
</file>